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background-color="#66ffff"/>
    </style:style>
    <style:style style:name="T14" style:family="text">
      <style:text-properties fo:background-color="#33ff99"/>
    </style:style>
    <style:style style:name="T15" style:family="text">
      <style:text-properties fo:background-color="#ff99cc"/>
    </style:style>
    <style:style style:name="T16" style:family="text">
      <style:text-properties fo:background-color="#9999ff"/>
    </style:style>
    <style:style style:name="T17" style:family="text">
      <style:text-properties fo:background-color="#ffcc00"/>
    </style:style>
    <style:style style:name="T18" style:family="text">
      <style:text-properties fo:background-color="#cc9900"/>
    </style:style>
    <style:style style:name="T19" style:family="text">
      <style:text-properties fo:background-color="#999966"/>
    </style:style>
    <style:style style:name="T20" style:family="text">
      <style:text-properties fo:background-color="#cc99ff"/>
    </style:style>
    <style:style style:name="T21" style:family="text">
      <style:text-properties style:use-window-font-color="true" fo:background-color="#66ffff"/>
    </style:style>
    <style:style style:name="T22" style:family="text">
      <style:text-properties fo:background-color="#ccff99"/>
    </style:style>
    <style:style style:name="T23" style:family="text">
      <style:text-properties fo:background-color="#000000"/>
    </style:style>
    <style:style style:name="T24" style:family="text">
      <style:text-properties fo:background-color="#ff3333"/>
    </style:style>
    <style:style style:name="T25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2 bajty danych)</text:p>
      <text:p text:style-name="P2">CGMCal <text:s text:c="10"/>CGMRecordType = <text:span text:style-name="T7">0x03</text:span> - potrzebna kalibracja (2 bajty danych)</text:p>
      <text:p text:style-name="P2">CGMPacket <text:s text:c="7"/>CGMRecordType = <text:span text:style-name="T1">0x04</text:span> - pakiet ?</text:p>
      <text:p text:style-name="P2">CGMError <text:s text:c="8"/>CGMRecordType = <text:span text:style-name="T1">0x05</text:span> - błąd ?</text:p>
      <text:p text:style-name="P2">CGMDataLow <text:s text:c="6"/>CGMRecordType = <text:span text:style-name="T1">0x06</text:span> – osiągnięty dolny limit glikemii</text:p>
      <text:p text:style-name="P2">CGMDataHigh <text:s text:c="5"/>CGMRecordType = <text:span text:style-name="T1">0x07</text:span> – osiągnięty górny limit glikemii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? (5 bajtów danych)</text:p>
      <text:p text:style-name="P2">CGMTimeChange <text:s text:c="3"/>CGMRecordType = <text:span text:style-name="T1">0x0C</text:span> - zmiana czasu w pompie</text:p>
      <text:p text:style-name="P2">CGMSync <text:s text:c="9"/>CGMRecordType = <text:span text:style-name="T8">0x0D</text:span> - ponowna synchronizacja z nadajnikiem posiada automatycznie doklejony stempel czasu (5 bajtów <text:s text:c="12"/><text:tab/><text:tab/><text:tab/><text:tab/><text:tab/><text:tab/><text:tab/><text:tab/><text:tab/><text:tab/><text:tab/>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P2"><text:s text:c="17"/>CGMRecordType = <text:span text:style-name="T12">0x13</text:span><text:span text:style-name="T1"> - prawdopodobnie pomiary uzupełnione w pompie z danych historycznych nadajnika</text:span></text:p>
      <text:p text:style-name="P2"><text:span text:style-name="T1"><text:s text:c="17"/></text:span><text:span text:style-name="T11">KOLOR ZIELONY TO REKORDY GLIKEMII</text:span></text:p>
      <text:p text:style-name="P3"/>
      <text:p text:style-name="P3"><text:span text:style-name="T13">12 1E 30 CA 08</text:span> <text:span text:style-name="T13">12 1E 30 CA 08</text:span> <text:span text:style-name="T13">12 1E 30 CA 08</text:span> <text:span text:style-name="T13">12 1E 30 CA 08</text:span> <text:span text:style-name="T14">2C</text:span> <text:span text:style-name="T13">12 1E 35 CA 08</text:span> <text:span text:style-name="T13">12 1E 35 CA 08</text:span> <text:span text:style-name="T14">2E</text:span> <text:span text:style-name="T13">12 1E 3A CA 08</text:span> <text:span text:style-name="T14">2E</text:span> <text:span text:style-name="T13">12 1E 03 CB 08</text:span> <text:span text:style-name="T14">2B</text:span> <text:span text:style-name="T13">12 1E 08 CB 08</text:span> <text:span text:style-name="T14">28</text:span> <text:span text:style-name="T13">12 1E 0D CB 08</text:span> <text:span text:style-name="T13">12 1E 0D CB 08</text:span> <text:span text:style-name="T14">24</text:span> <text:span text:style-name="T14">20</text:span> <text:span text:style-name="T13">12 1E</text:span></text:p>
      <text:p text:style-name="P3"><text:span text:style-name="T13">17 CB 08</text:span> <text:span text:style-name="T14">20</text:span> <text:span text:style-name="T13">12 1E 1C CB 08</text:span> <text:span text:style-name="T14">21</text:span> <text:span text:style-name="T13">12 1E 21 CB 08</text:span> <text:span text:style-name="T13">12 1E 21 CB 08</text:span> <text:span text:style-name="T14">25</text:span> <text:span text:style-name="T21">12 5E 26 CB 08</text:span> <text:span text:style-name="T18">12 7E 2B CB 0D</text:span> <text:span text:style-name="T13">12 5E 26 CB 08</text:span> <text:span text:style-name="T18">12 7E 2B CB 0D</text:span> <text:span text:style-name="T14">21</text:span> <text:span text:style-name="T14">21</text:span> <text:span text:style-name="T20">3C 12 1E 32 CB 0E</text:span> <text:span text:style-name="T14">22</text:span> <text:span text:style-name="T13">12 5E 35 CB 08</text:span> <text:span text:style-name="T19">12 1E 39 CB 0B</text:span> <text:span text:style-name="T19">12 3E 00 CC</text:span></text:p>
      <text:p text:style-name="P3"><text:span text:style-name="T19">0B</text:span> <text:span text:style-name="T13">12 5E 35 CB 08</text:span> <text:span text:style-name="T18">12 7E 01 CC 0D</text:span> <text:span text:style-name="T17">01 03</text:span> <text:span text:style-name="T13">12 1E 00 CC 08</text:span> <text:span text:style-name="T14">1E</text:span> <text:span text:style-name="T15">80 0C 12 1E 06 CC 0F</text:span> <text:span text:style-name="T14">20</text:span> <text:span text:style-name="T13">12 1E 0A CC 08</text:span> <text:span text:style-name="T13">12 1E 0A CC 08</text:span> <text:span text:style-name="T14">23</text:span> <text:span text:style-name="T14">26</text:span> <text:span text:style-name="T14">2A</text:span> <text:span text:style-name="T14">2E</text:span> <text:span text:style-name="T14">32</text:span> <text:span text:style-name="T23">13</text:span> <text:span text:style-name="T14">2A</text:span> <text:span text:style-name="T23">13</text:span> <text:span text:style-name="T14">24</text:span> <text:span text:style-name="T13">12 1E 2D CC 08</text:span> <text:span text:style-name="T23">13</text:span> <text:span text:style-name="T14">21</text:span> <text:span text:style-name="T14">24</text:span> <text:span text:style-name="T14">29</text:span> <text:span text:style-name="T14">2D</text:span> <text:span text:style-name="T14">31</text:span> <text:span text:style-name="T14">35</text:span> <text:span text:style-name="T14">36</text:span> <text:span text:style-name="T14">34</text:span> <text:span text:style-name="T14">31</text:span> <text:span text:style-name="T14">2D</text:span> <text:span text:style-name="T14">2A</text:span> <text:span text:style-name="T14">26</text:span></text:p>
      <text:p text:style-name="P3"><text:span text:style-name="T14">22</text:span> <text:span text:style-name="T16">37 12 1E 37 CD 0E</text:span> <text:span text:style-name="T14">1E</text:span> <text:span text:style-name="T14">1E</text:span> <text:span text:style-name="T14">1D</text:span> <text:span text:style-name="T15">7B 0B 12 1E 08 CE 0F</text:span> <text:span text:style-name="T14">20</text:span> <text:span text:style-name="T23">13</text:span> <text:span text:style-name="T14">1F</text:span> <text:span text:style-name="T13">12 1E 10 CE 08</text:span> <text:span text:style-name="T13">12 1E 10 CE 08</text:span> <text:span text:style-name="T14">23</text:span> <text:span text:style-name="T14">28</text:span> <text:span text:style-name="T14">2D</text:span> <text:span text:style-name="T23">13</text:span> <text:span text:style-name="T14">26</text:span> <text:span text:style-name="T14">2A</text:span> <text:span text:style-name="T14">2C</text:span> <text:span text:style-name="T23">13</text:span> <text:span text:style-name="T14">25</text:span> <text:span text:style-name="T23">13</text:span> <text:span text:style-name="T14">20</text:span> <text:span text:style-name="T23">13</text:span> <text:span text:style-name="T14">1E</text:span> <text:span text:style-name="T23">13</text:span> <text:span text:style-name="T14">1D</text:span> <text:span text:style-name="T23">13</text:span> <text:span text:style-name="T14">1C</text:span> <text:span text:style-name="T23">13</text:span> <text:span text:style-name="T14">1C</text:span> <text:span text:style-name="T13">12 5E 10 CF 08</text:span> <text:span text:style-name="T23">13</text:span> <text:span text:style-name="T14">1C</text:span> <text:span text:style-name="T14">1E</text:span> <text:span text:style-name="T14">20</text:span> <text:span text:style-name="T13">12 1E 1F CF 08</text:span> <text:span text:style-name="T14">23</text:span></text:p>
      <text:p text:style-name="P3"><text:span text:style-name="T14">27</text:span> <text:span text:style-name="T14">2D</text:span> <text:span text:style-name="T14">31</text:span> <text:span text:style-name="T14">34</text:span> <text:span text:style-name="T14">32</text:span> <text:span text:style-name="T23">13</text:span> <text:span text:style-name="T14">28</text:span> <text:span text:style-name="T23">13</text:span> <text:span text:style-name="T14">22</text:span> <text:span text:style-name="T23">13</text:span> <text:span text:style-name="T14">1E</text:span> <text:span text:style-name="T23">13</text:span> <text:span text:style-name="T14">1D</text:span> <text:span text:style-name="T23">13</text:span> <text:span text:style-name="T14">1C</text:span> <text:span text:style-name="T23">13</text:span> <text:span text:style-name="T14">1C</text:span> <text:span text:style-name="T13">12 5E 1F D0 08</text:span> <text:span text:style-name="T22">12 1E 21 D0 0A</text:span> <text:span text:style-name="T22">12 3E 22 D0 0A</text:span> <text:span text:style-name="T18">12 1E 22 D0 0D</text:span> <text:span text:style-name="T14">1A</text:span> <text:span text:style-name="T13">12 5E 22 D0 08</text:span> <text:span text:style-name="T18">12 7E 25 D0 0D</text:span> <text:span text:style-name="T13">12 1E 22 D0 08</text:span> <text:span text:style-name="T14">1B</text:span> <text:span text:style-name="T14">1D</text:span> <text:span text:style-name="T14">20</text:span> <text:span text:style-name="T14">23</text:span> <text:span text:style-name="T14">27</text:span> <text:span text:style-name="T14">2A</text:span> <text:span text:style-name="T13">12 1E 06 D1 08</text:span></text:p>
      <text:p text:style-name="P3"><text:span text:style-name="T13">12 1E 06 D1 08</text:span> <text:span text:style-name="T14">2E</text:span> <text:span text:style-name="T14">31</text:span> <text:span text:style-name="T14">32</text:span> <text:span text:style-name="T14">30</text:span> <text:span text:style-name="T13">12 1E 1A D1 08</text:span> <text:span text:style-name="T14">2D</text:span> <text:span text:style-name="T13">12 1E 1F D1 08</text:span> <text:span text:style-name="T13">12 1E 1F D1 08</text:span> <text:span text:style-name="T24">01</text:span> 00 00 00 00 00 00 00 00 00 00 00 00 00 00 00 00 00 00 00 00 00 00 00 00 00 00 00 00 00 00 00 00 00 00 00 00 00 00</text:p>
      <text:p text:style-name="P3"/>
      <text:p text:style-name="P3">obliczanie wartości glikemii z bajtów, np: hex <text:span text:style-name="T14">28</text:span>=dec 40 mnożymy razy 2, wynik glikemii = 80</text:p>
      <text:p text:style-name="P3"><text:s text:c="43"/>hex <text:span text:style-name="T14">1C</text:span>=dec 28 mnożymy razy 2, wynik glikemii = 56</text:p>
      <text:p text:style-name="P3"><text:s text:c="43"/>hex <text:span text:style-name="T14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6"/>
      <text:p text:style-name="P3">przykładowe wyliczenie ze stempla czasu:</text:p>
      <text:p text:style-name="P3"><text:span text:style-name="T13">12 5E 22 D0 08</text:span> - <text:span text:style-name="T13">08</text:span>- znacznik stempla czasu, <text:span text:style-name="T13">12 5E 22 D0</text:span>- stempel czasu</text:p>
      <text:p text:style-name="P3"><text:s text:c="57"/><text:span text:style-name="T13">12</text:span> &amp; 7F = 12hex = 18 rok</text:p>
      <text:p text:style-name="P3"><text:s text:c="57"/><text:span text:style-name="T13">5E</text:span> &amp; 1F = 1Ehex = 30 miesiąc i dzień: 12-30 </text:p>
      <text:p text:style-name="P3"><text:s text:c="57"/><text:span text:style-name="T13">22</text:span> &amp; 3F = 22hex = 34 minuta</text:p>
      <text:p text:style-name="P3"><text:s text:c="57"/><text:span text:style-name="T13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6">37 12 1E 37 CD 0E</text:span> - <text:span text:style-name="T16">0E</text:span> - znacznik wprowadzenia kalibracji, hex <text:span text:style-name="T16">37</text:span>=dec 55 - wartość kalibracji, <text:span text:style-name="T16">12 1E 37 CD</text:span> - stempel czasu</text:p>
      <text:p text:style-name="P3"><text:s text:c="77"/><text:span text:style-name="T16">12</text:span> &amp; 7F = 12hex = 18 rok</text:p>
      <text:p text:style-name="P3"><text:s text:c="77"/><text:span text:style-name="T16">1E</text:span> &amp; 1F = 1Ehex = 30 miesiąc i dzień: 12-30 </text:p>
      <text:p text:style-name="P3"><text:s text:c="77"/><text:span text:style-name="T16">37</text:span> &amp; 3F = 37hex = 55 minuta</text:p>
      <text:p text:style-name="P3"><text:s text:c="77"/><text:span text:style-name="T16">CD</text:span> &amp; 1F = 0Dhex = 13 godzina</text:p>
      <text:p text:style-name="P3"/>
      <text:p text:style-name="P3"><text:span text:style-name="T15">7B 0B 12 1E 08 CE 0F</text:span> - <text:span text:style-name="T15">0F</text:span>- znacznik współczynnika kalibracji, <text:span text:style-name="T15">7B 0B</text:span> - współczynnik kalibracji 0B7Bhex = 2,939 <text:s/><text:span text:style-name="T15">12 1E 08 CE</text:span>- stempel czasu</text:p>
      <text:p text:style-name="P3"><text:s text:c="72"/><text:span text:style-name="T15">12</text:span> &amp; 7F = 12hex = 18 rok</text:p>
      <text:p text:style-name="P3"><text:s text:c="72"/><text:span text:style-name="T15">1E</text:span> &amp; 1F = 1Ehex = 30 miesiąc i dzień: 12-30</text:p>
      <text:p text:style-name="P3"><text:s text:c="72"/><text:span text:style-name="T15">08</text:span> &amp; 3F = 08hex = 08 minuta</text:p>
      <text:p text:style-name="P3"><text:s text:c="72"/><text:span text:style-name="T15">CE</text:span> &amp; 1F = Ehex = 14 godzina</text:p>
      <text:p text:style-name="P3"/>
      <text:p text:style-name="P1"><text:span text:style-name="T25">(</text:span><text:a xlink:type="simple" xlink:href="https://github.com/ecc1/medtronic/blob/master/cgmrecord.go#L79" text:style-name="Internet_20_link" text:visited-style-name="Visited_20_Internet_20_Link"><text:span text:style-name="T25">https://github.com/ecc1/medtronic/blob/master/cgmrecord.go#L79</text:span></text:a><text:span text:style-name="T25">)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6M8S</meta:editing-duration>
    <meta:editing-cycles>11</meta:editing-cycles>
    <meta:generator>OpenOffice/4.1.5$Win32 OpenOffice.org_project/415m1$Build-9789</meta:generator>
    <dc:date>2018-12-30T21:51:16.45</dc:date>
    <dc:creator>Sławomir Malinowski</dc:creator>
    <meta:document-statistic meta:table-count="0" meta:image-count="0" meta:object-count="0" meta:page-count="1" meta:paragraph-count="49" meta:word-count="839" meta:character-count="4797"/>
    <meta:user-defined meta:name="Info 1"/>
    <meta:user-defined meta:name="Info 2"/>
    <meta:user-defined meta:name="Info 3"/>
    <meta:user-defined meta:name="Info 4"/>
  </office:meta>
</office:document-meta>
</file>